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5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5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formula="of:= AVERAGE([.T74:.T80])" office:value-type="float" office:value="1.63700092461653" calcext:value-type="float">
            <text:p>1.6370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formula="of:= AVERAGE([.X74:.X80])" office:value-type="float" office:value="1.35765771659654" calcext:value-type="float">
            <text:p>1.3577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795400392237" calcext:value-type="float">
            <text:p>1.7954</text:p>
          </table:table-cell>
          <table:table-cell table:formula="of:= AVERAGE([.T75:.T81])" office:value-type="float" office:value="1.66457735335575" calcext:value-type="float">
            <text:p>1.6646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3862687397549" calcext:value-type="float">
            <text:p>1.3863</text:p>
          </table:table-cell>
          <table:table-cell table:formula="of:= AVERAGE([.X75:.X81])" office:value-type="float" office:value="1.33451432615399" calcext:value-type="float">
            <text:p>1.3345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9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2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2" table:formula="of:=AVERAGE([.H76:.H82])" office:value-type="float" office:value="1573.14285714286" calcext:value-type="float">
            <text:p>1 573,1</text:p>
          </table:table-cell>
          <table:table-cell table:style-name="ce35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1.9161464327333" calcext:value-type="float">
            <text:p>1.9161</text:p>
          </table:table-cell>
          <table:table-cell table:formula="of:= AVERAGE([.T77:.T81])" office:value-type="float" office:value="1.78665582804718" calcext:value-type="float">
            <text:p>1.7867</text:p>
          </table:table-cell>
          <table:table-cell table:formula="of:= AVERAGE([.T76:.T82])" office:value-type="float" office:value="1.63795339179035" calcext:value-type="float">
            <text:p>1.6380</text:p>
          </table:table-cell>
          <table:table-cell table:style-name="ce35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38435367237938" calcext:value-type="float">
            <text:p>1.3844</text:p>
          </table:table-cell>
          <table:table-cell table:formula="of:= AVERAGE([.X77:.X81])" office:value-type="float" office:value="1.30908706957873" calcext:value-type="float">
            <text:p>1.3091</text:p>
          </table:table-cell>
          <table:table-cell table:formula="of:= AVERAGE([.X76:.X82])" office:value-type="float" office:value="1.24619748226207" calcext:value-type="float">
            <text:p>1.2462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formula="of:= SUM([.H77:.H83]) / SUM([.F77:.F83])" office:value-type="float" office:value="39.5384615384615" calcext:value-type="float">
            <text:p>39,54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formula="of:=AVERAGE([.F77:.F83])" office:value-type="float" office:value="41.1666666666667" calcext:value-type="float">
            <text:p>41,2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formula="of:=AVERAGE([.H77:.H83])" office:value-type="float" office:value="1627.66666666667" calcext:value-type="float">
            <text:p>1 627,7</text:p>
          </table:table-cell>
          <table:table-cell table:formula="of:= SUM([.F77:.F83]) / SUM([.F72:.F78])" office:value-type="float" office:value="1.81617647058824" calcext:value-type="float">
            <text:p>1.8162</text:p>
          </table:table-cell>
          <table:table-cell table:formula="of:= AVERAGE([.T79:.T81])" office:value-type="float" office:value="1.78304073567411" calcext:value-type="float">
            <text:p>1.7830</text:p>
          </table:table-cell>
          <table:table-cell table:formula="of:= AVERAGE([.T78:.T82])" office:value-type="float" office:value="1.64742221590946" calcext:value-type="float">
            <text:p>1.6474</text:p>
          </table:table-cell>
          <table:table-cell table:formula="of:= AVERAGE([.T77:.T83])" office:value-type="float" office:value="1.54936861453986" calcext:value-type="float">
            <text:p>1.5494</text:p>
          </table:table-cell>
          <table:table-cell table:formula="of:= SUM([.H77:.H83]) / SUM([.H72:.H78])" office:value-type="float" office:value="1.23028470647518" calcext:value-type="float">
            <text:p>1.2303</text:p>
          </table:table-cell>
          <table:table-cell table:formula="of:= AVERAGE([.X79:.X81])" office:value-type="float" office:value="1.23674379141587" calcext:value-type="float">
            <text:p>1.2367</text:p>
          </table:table-cell>
          <table:table-cell table:formula="of:= AVERAGE([.X78:.X82])" office:value-type="float" office:value="1.18901993883963" calcext:value-type="float">
            <text:p>1.1890</text:p>
          </table:table-cell>
          <table:table-cell table:formula="of:= AVERAGE([.X77:.X83])" office:value-type="float" office:value="1.13077244426599" calcext:value-type="float">
            <text:p>1.1308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2.6363636363636" calcext:value-type="float">
            <text:p>32,64</text:p>
          </table:table-cell>
          <table:table-cell table:formula="of:= SUM([.H78:.H84]) / SUM([.F78:.F84])" office:value-type="float" office:value="36.2103004291845" calcext:value-type="float">
            <text:p>36,21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55" calcext:value-type="float">
            <text:p>55,0</text:p>
          </table:table-cell>
          <table:table-cell table:formula="of:=AVERAGE([.F78:.F84])" office:value-type="float" office:value="46.6" calcext:value-type="float">
            <text:p>46,6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795" calcext:value-type="float">
            <text:p>1 795,0</text:p>
          </table:table-cell>
          <table:table-cell table:formula="of:=AVERAGE([.H78:.H84])" office:value-type="float" office:value="1687.4" calcext:value-type="float">
            <text:p>1 687,4</text:p>
          </table:table-cell>
          <table:table-cell table:formula="of:= SUM([.F78:.F84]) / SUM([.F73:.F79])" office:value-type="float" office:value="1.3546511627907" calcext:value-type="float">
            <text:p>1.3547</text:p>
          </table:table-cell>
          <table:table-cell table:formula="of:= AVERAGE([.T80:.T82])" office:value-type="float" office:value="1.43494941731188" calcext:value-type="float">
            <text:p>1.4349</text:p>
          </table:table-cell>
          <table:table-cell table:formula="of:= AVERAGE([.T79:.T83])" office:value-type="float" office:value="1.45228467371309" calcext:value-type="float">
            <text:p>1.4523</text:p>
          </table:table-cell>
          <table:table-cell table:formula="of:= AVERAGE([.T78:.T84])" office:value-type="float" office:value="1.35146164002642" calcext:value-type="float">
            <text:p>1.3515</text:p>
          </table:table-cell>
          <table:table-cell table:formula="of:= SUM([.H78:.H84]) / SUM([.H73:.H79])" office:value-type="float" office:value="1.00380725758477" calcext:value-type="float">
            <text:p>1.0038</text:p>
          </table:table-cell>
          <table:table-cell table:formula="of:= AVERAGE([.X80:.X82])" office:value-type="float" office:value="1.00744112784507" calcext:value-type="float">
            <text:p>1.0074</text:p>
          </table:table-cell>
          <table:table-cell table:formula="of:= AVERAGE([.X79:.X83])" office:value-type="float" office:value="1.01604062724318" calcext:value-type="float">
            <text:p>1.0160</text:p>
          </table:table-cell>
          <table:table-cell table:formula="of:= AVERAGE([.X78:.X84])" office:value-type="float" office:value="0.986463630377814" calcext:value-type="float">
            <text:p>0.9865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8" office:value-type="float" office:value="628" calcext:value-type="float">
            <text:p>628</text:p>
          </table:table-cell>
          <table:table-cell table:style-name="ce18" table:formula="of:= [.D81] + [.C82]" office:value-type="float" office:value="1711011" calcext:value-type="float">
            <text:p>1 711 011</text:p>
          </table:table-cell>
          <table:table-cell table:style-name="ce18"/>
          <table:table-cell table:style-name="ce23" office:value-type="float" office:value="65" calcext:value-type="float">
            <text:p>65</text:p>
          </table:table-cell>
          <table:table-cell table:style-name="ce25" table:formula="of:= [.G81] + [.F82]" office:value-type="float" office:value="82980" calcext:value-type="float">
            <text:p>82 980</text:p>
          </table:table-cell>
          <table:table-cell table:style-name="ce25" office:value-type="float" office:value="2169" calcext:value-type="float">
            <text:p>2 169</text:p>
          </table:table-cell>
          <table:table-cell table:style-name="ce25" table:formula="of:= [.I81] + [.H82]" office:value-type="float" office:value="450776" calcext:value-type="float">
            <text:p>450 776</text:p>
          </table:table-cell>
          <table:table-cell table:style-name="ce29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3.336" calcext:value-type="float">
            <text:p>33,34</text:p>
          </table:table-cell>
          <table:table-cell table:formula="of:= SUM([.H80:.H84]) / SUM([.F80:.F84])" office:value-type="float" office:value="33.9709302325581" calcext:value-type="float">
            <text:p>33,97</text:p>
          </table:table-cell>
          <table:table-cell table:formula="of:= SUM([.H79:.H85]) / SUM([.F79:.F85])" office:value-type="float" office:value="32.6363636363636" calcext:value-type="float">
            <text:p>32,64</text:p>
          </table:table-cell>
          <table:table-cell table:formula="of:=AVERAGE([.F81:.F83])" office:value-type="float" office:value="62.5" calcext:value-type="float">
            <text:p>62,5</text:p>
          </table:table-cell>
          <table:table-cell table:formula="of:=AVERAGE([.F80:.F84])" office:value-type="float" office:value="57.3333333333333" calcext:value-type="float">
            <text:p>57,3</text:p>
          </table:table-cell>
          <table:table-cell table:formula="of:=AVERAGE([.F79:.F85])" office:value-type="float" office:value="55" calcext:value-type="float">
            <text:p>55,0</text:p>
          </table:table-cell>
          <table:table-cell table:formula="of:=AVERAGE([.H81:.H83])" office:value-type="float" office:value="2083.5" calcext:value-type="float">
            <text:p>2 083,5</text:p>
          </table:table-cell>
          <table:table-cell table:formula="of:=AVERAGE([.H80:.H84])" office:value-type="float" office:value="1947.66666666667" calcext:value-type="float">
            <text:p>1 947,7</text:p>
          </table:table-cell>
          <table:table-cell table:formula="of:=AVERAGE([.H79:.H85])" office:value-type="float" office:value="1795" calcext:value-type="float">
            <text:p>1 795,0</text:p>
          </table:table-cell>
          <table:table-cell table:formula="of:= SUM([.F79:.F85]) / SUM([.F74:.F80])" office:value-type="float" office:value="1.1340206185567" calcext:value-type="float">
            <text:p>1.1340</text:p>
          </table:table-cell>
          <table:table-cell table:formula="of:= AVERAGE([.T81:.T83])" office:value-type="float" office:value="1.08898410811127" calcext:value-type="float">
            <text:p>1.0890</text:p>
          </table:table-cell>
          <table:table-cell table:formula="of:= AVERAGE([.T80:.T84])" office:value-type="float" office:value="1.10559373051466" calcext:value-type="float">
            <text:p>1.1056</text:p>
          </table:table-cell>
          <table:table-cell table:formula="of:= AVERAGE([.T79:.T85])" office:value-type="float" office:value="1.13848873156479" calcext:value-type="float">
            <text:p>1.1385</text:p>
          </table:table-cell>
          <table:table-cell table:formula="of:= SUM([.H79:.H85]) / SUM([.H74:.H80])" office:value-type="float" office:value="0.788231419475244" calcext:value-type="float">
            <text:p>0.7882</text:p>
          </table:table-cell>
          <table:table-cell table:formula="of:= AVERAGE([.X81:.X83])" office:value-type="float" office:value="0.791259673184349" calcext:value-type="float">
            <text:p>0.7913</text:p>
          </table:table-cell>
          <table:table-cell table:formula="of:= AVERAGE([.X80:.X84])" office:value-type="float" office:value="0.796493820396347" calcext:value-type="float">
            <text:p>0.7965</text:p>
          </table:table-cell>
          <table:table-cell table:formula="of:= AVERAGE([.X79:.X85])" office:value-type="float" office:value="0.811529369091694" calcext:value-type="float">
            <text:p>0.8115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2] + [.F83]" office:value-type="float" office:value="82980" calcext:value-type="float">
            <text:p>82 980</text:p>
          </table:table-cell>
          <table:table-cell table:style-name="ce5"/>
          <table:table-cell table:formula="of:= [.I82] + [.H83]" office:value-type="float" office:value="450776" calcext:value-type="float">
            <text:p>450 776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float" office:value="33.3692307692308" calcext:value-type="float">
            <text:p>33,37</text:p>
          </table:table-cell>
          <table:table-cell table:formula="of:= SUM([.H81:.H85]) / SUM([.F81:.F85])" office:value-type="float" office:value="33.336" calcext:value-type="float">
            <text:p>33,34</text:p>
          </table:table-cell>
          <table:table-cell table:formula="of:= SUM([.H80:.H86]) / SUM([.F80:.F86])" office:value-type="float" office:value="33.9709302325581" calcext:value-type="float">
            <text:p>33,97</text:p>
          </table:table-cell>
          <table:table-cell table:formula="of:=AVERAGE([.F82:.F84])" office:value-type="float" office:value="65" calcext:value-type="float">
            <text:p>65,0</text:p>
          </table:table-cell>
          <table:table-cell table:formula="of:=AVERAGE([.F81:.F85])" office:value-type="float" office:value="62.5" calcext:value-type="float">
            <text:p>62,5</text:p>
          </table:table-cell>
          <table:table-cell table:formula="of:=AVERAGE([.F80:.F86])" office:value-type="float" office:value="57.3333333333333" calcext:value-type="float">
            <text:p>57,3</text:p>
          </table:table-cell>
          <table:table-cell table:formula="of:=AVERAGE([.H82:.H84])" office:value-type="float" office:value="2169" calcext:value-type="float">
            <text:p>2 169,0</text:p>
          </table:table-cell>
          <table:table-cell table:formula="of:=AVERAGE([.H81:.H85])" office:value-type="float" office:value="2083.5" calcext:value-type="float">
            <text:p>2 083,5</text:p>
          </table:table-cell>
          <table:table-cell table:formula="of:=AVERAGE([.H80:.H86])" office:value-type="float" office:value="1947.66666666667" calcext:value-type="float">
            <text:p>1 947,7</text:p>
          </table:table-cell>
          <table:table-cell table:formula="of:= SUM([.F80:.F86]) / SUM([.F75:.F81])" office:value-type="float" office:value="0.778280542986425" calcext:value-type="float">
            <text:p>0.7783</text:p>
          </table:table-cell>
          <table:table-cell table:formula="of:= AVERAGE([.T82:.T84])" office:value-type="float" office:value="0.785713673064791" calcext:value-type="float">
            <text:p>0.7857</text:p>
          </table:table-cell>
          <table:table-cell table:formula="of:= AVERAGE([.T81:.T85])" office:value-type="float" office:value="0.794990015344382" calcext:value-type="float">
            <text:p>0.7950</text:p>
          </table:table-cell>
          <table:table-cell table:formula="of:= AVERAGE([.T80:.T86])" office:value-type="float" office:value="0.827303792472878" calcext:value-type="float">
            <text:p>0.8273</text:p>
          </table:table-cell>
          <table:table-cell table:formula="of:= SUM([.H80:.H86]) / SUM([.H75:.H81])" office:value-type="float" office:value="0.581740342493031" calcext:value-type="float">
            <text:p>0.5817</text:p>
          </table:table-cell>
          <table:table-cell table:formula="of:= AVERAGE([.X82:.X84])" office:value-type="float" office:value="0.58279237930726" calcext:value-type="float">
            <text:p>0.5828</text:p>
          </table:table-cell>
          <table:table-cell table:formula="of:= AVERAGE([.X81:.X85])" office:value-type="float" office:value="0.594856293395801" calcext:value-type="float">
            <text:p>0.5949</text:p>
          </table:table-cell>
          <table:table-cell table:formula="of:= AVERAGE([.X80:.X86])" office:value-type="float" office:value="0.600652310493455" calcext:value-type="float">
            <text:p>0.6007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3] + [.F84]" office:value-type="float" office:value="82980" calcext:value-type="float">
            <text:p>82 980</text:p>
          </table:table-cell>
          <table:table-cell table:style-name="ce5"/>
          <table:table-cell table:formula="of:= [.I83] + [.H84]" office:value-type="float" office:value="450776" calcext:value-type="float">
            <text:p>450 776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  <table:table-cell table:formula="of:= SUM([.H82:.H86]) / SUM([.F82:.F86])" office:value-type="float" office:value="33.3692307692308" calcext:value-type="float">
            <text:p>33,37</text:p>
          </table:table-cell>
          <table:table-cell table:formula="of:= SUM([.H81:.H87]) / SUM([.F81:.F87])" office:value-type="float" office:value="33.336" calcext:value-type="float">
            <text:p>33,34</text:p>
          </table:table-cell>
          <table:table-cell table:formula="of:=AVERAGE([.F83:.F85])" office:value-type="string" office:string-value="" calcext:value-type="error">
            <text:p>#DIV/0!</text:p>
          </table:table-cell>
          <table:table-cell table:formula="of:=AVERAGE([.F82:.F86])" office:value-type="float" office:value="65" calcext:value-type="float">
            <text:p>65,0</text:p>
          </table:table-cell>
          <table:table-cell table:formula="of:=AVERAGE([.F81:.F87])" office:value-type="float" office:value="62.5" calcext:value-type="float">
            <text:p>62,5</text:p>
          </table:table-cell>
          <table:table-cell table:formula="of:=AVERAGE([.H83:.H85])" office:value-type="string" office:string-value="" calcext:value-type="error">
            <text:p>#DIV/0!</text:p>
          </table:table-cell>
          <table:table-cell table:formula="of:=AVERAGE([.H82:.H86])" office:value-type="float" office:value="2169" calcext:value-type="float">
            <text:p>2 169,0</text:p>
          </table:table-cell>
          <table:table-cell table:formula="of:=AVERAGE([.H81:.H87])" office:value-type="float" office:value="2083.5" calcext:value-type="float">
            <text:p>2 083,5</text:p>
          </table:table-cell>
          <table:table-cell table:formula="of:= SUM([.F81:.F87]) / SUM([.F76:.F82])" office:value-type="float" office:value="0.444839857651246" calcext:value-type="float">
            <text:p>0.4448</text:p>
          </table:table-cell>
          <table:table-cell table:formula="of:= AVERAGE([.T83:.T85])" office:value-type="float" office:value="0.495426098458171" calcext:value-type="float">
            <text:p>0.4954</text:p>
          </table:table-cell>
          <table:table-cell table:formula="of:= AVERAGE([.T82:.T86])" office:value-type="float" office:value="0.524059782786243" calcext:value-type="float">
            <text:p>0.5241</text:p>
          </table:table-cell>
          <table:table-cell table:formula="of:= AVERAGE([.T81:.T87])" office:value-type="float" office:value="0.567850010960273" calcext:value-type="float">
            <text:p>0.5679</text:p>
          </table:table-cell>
          <table:table-cell table:formula="of:= SUM([.H81:.H87]) / SUM([.H76:.H82])" office:value-type="float" office:value="0.378405375953505" calcext:value-type="float">
            <text:p>0.3784</text:p>
          </table:table-cell>
          <table:table-cell table:formula="of:= AVERAGE([.X83:.X85])" office:value-type="float" office:value="0.394080929972997" calcext:value-type="float">
            <text:p>0.3941</text:p>
          </table:table-cell>
          <table:table-cell table:formula="of:= AVERAGE([.X82:.X86])" office:value-type="float" office:value="0.394094841878847" calcext:value-type="float">
            <text:p>0.3941</text:p>
          </table:table-cell>
          <table:table-cell table:formula="of:= AVERAGE([.X81:.X87])" office:value-type="float" office:value="0.424897352425572" calcext:value-type="float">
            <text:p>0.4249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4] + [.F85]" office:value-type="float" office:value="82980" calcext:value-type="float">
            <text:p>82 980</text:p>
          </table:table-cell>
          <table:table-cell table:style-name="ce5"/>
          <table:table-cell table:formula="of:= [.I84] + [.H85]" office:value-type="float" office:value="450776" calcext:value-type="float">
            <text:p>450 776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string" office:string-value="" calcext:value-type="error">
            <text:p>#DIV/0!</text:p>
          </table:table-cell>
          <table:table-cell table:formula="of:= SUM([.H82:.H88]) / SUM([.F82:.F88])" office:value-type="float" office:value="33.3692307692308" calcext:value-type="float">
            <text:p>33,37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string" office:string-value="" calcext:value-type="error">
            <text:p>#DIV/0!</text:p>
          </table:table-cell>
          <table:table-cell table:formula="of:=AVERAGE([.F82:.F88])" office:value-type="float" office:value="65" calcext:value-type="float">
            <text:p>65,0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string" office:string-value="" calcext:value-type="error">
            <text:p>#DIV/0!</text:p>
          </table:table-cell>
          <table:table-cell table:formula="of:=AVERAGE([.H82:.H88])" office:value-type="float" office:value="2169" calcext:value-type="float">
            <text:p>2 169,0</text:p>
          </table:table-cell>
          <table:table-cell table:formula="of:= SUM([.F82:.F88]) / SUM([.F77:.F83])" office:value-type="float" office:value="0.263157894736842" calcext:value-type="float">
            <text:p>0.2632</text:p>
          </table:table-cell>
          <table:table-cell table:formula="of:= AVERAGE([.T84:.T86])" office:value-type="float" office:value="0.235999250796029" calcext:value-type="float">
            <text:p>0.2360</text:p>
          </table:table-cell>
          <table:table-cell table:formula="of:= AVERAGE([.T83:.T87])" office:value-type="float" office:value="0.297255659074903" calcext:value-type="float">
            <text:p>0.2973</text:p>
          </table:table-cell>
          <table:table-cell table:formula="of:= AVERAGE([.T82:.T88])" office:value-type="float" office:value="0.374328416275888" calcext:value-type="float">
            <text:p>0.3743</text:p>
          </table:table-cell>
          <table:table-cell table:formula="of:= SUM([.H82:.H88]) / SUM([.H77:.H83])" office:value-type="float" office:value="0.222097071472455" calcext:value-type="float">
            <text:p>0.2221</text:p>
          </table:table-cell>
          <table:table-cell table:formula="of:= AVERAGE([.X84:.X86])" office:value-type="float" office:value="0.20016748247532" calcext:value-type="float">
            <text:p>0.2002</text:p>
          </table:table-cell>
          <table:table-cell table:formula="of:= AVERAGE([.X83:.X87])" office:value-type="float" office:value="0.236448557983798" calcext:value-type="float">
            <text:p>0.2364</text:p>
          </table:table-cell>
          <table:table-cell table:formula="of:= AVERAGE([.X82:.X88])" office:value-type="float" office:value="0.281496315627748" calcext:value-type="float">
            <text:p>0.281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5] + [.F86]" office:value-type="float" office:value="82980" calcext:value-type="float">
            <text:p>82 980</text:p>
          </table:table-cell>
          <table:table-cell table:style-name="ce5"/>
          <table:table-cell table:formula="of:= [.I85] + [.H86]" office:value-type="float" office:value="450776" calcext:value-type="float">
            <text:p>450 776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string" office:string-value="" calcext:value-type="error">
            <text:p>#DIV/0!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string" office:string-value="" calcext:value-type="error">
            <text:p>#DIV/0!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string" office:string-value="" calcext:value-type="error">
            <text:p>#DIV/0!</text:p>
          </table:table-cell>
          <table:table-cell table:formula="of:= SUM([.F83:.F89]) / SUM([.F78:.F84])" office:value-type="float" office:value="0" calcext:value-type="float">
            <text:p>0.0000</text:p>
          </table:table-cell>
          <table:table-cell table:formula="of:= AVERAGE([.T85:.T87])" office:value-type="float" office:value="0.087719298245614" calcext:value-type="float">
            <text:p>0.0877</text:p>
          </table:table-cell>
          <table:table-cell table:formula="of:= AVERAGE([.T84:.T88])" office:value-type="float" office:value="0.141599550477618" calcext:value-type="float">
            <text:p>0.1416</text:p>
          </table:table-cell>
          <table:table-cell table:formula="of:= AVERAGE([.T83:.T89])" office:value-type="float" office:value="0.212325470767788" calcext:value-type="float">
            <text:p>0.2123</text:p>
          </table:table-cell>
          <table:table-cell table:formula="of:= SUM([.H83:.H89]) / SUM([.H78:.H84])" office:value-type="float" office:value="0" calcext:value-type="float">
            <text:p>0.0000</text:p>
          </table:table-cell>
          <table:table-cell table:formula="of:= AVERAGE([.X85:.X87])" office:value-type="float" office:value="0.0740323571574852" calcext:value-type="float">
            <text:p>0.0740</text:p>
          </table:table-cell>
          <table:table-cell table:formula="of:= AVERAGE([.X84:.X88])" office:value-type="float" office:value="0.120100489485192" calcext:value-type="float">
            <text:p>0.1201</text:p>
          </table:table-cell>
          <table:table-cell table:formula="of:= AVERAGE([.X83:.X89])" office:value-type="float" office:value="0.168891827131284" calcext:value-type="float">
            <text:p>0.1689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6] + [.F87]" office:value-type="float" office:value="82980" calcext:value-type="float">
            <text:p>82 980</text:p>
          </table:table-cell>
          <table:table-cell table:style-name="ce5"/>
          <table:table-cell table:formula="of:= [.I86] + [.H87]" office:value-type="float" office:value="450776" calcext:value-type="float">
            <text:p>450 776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float" office:value="0" calcext:value-type="float">
            <text:p>0.0000</text:p>
          </table:table-cell>
          <table:table-cell table:formula="of:= AVERAGE([.T86:.T88])" office:value-type="float" office:value="0" calcext:value-type="float">
            <text:p>0.0000</text:p>
          </table:table-cell>
          <table:table-cell table:formula="of:= AVERAGE([.T85:.T89])" office:value-type="float" office:value="0.0526315789473684" calcext:value-type="float">
            <text:p>0.0526</text:p>
          </table:table-cell>
          <table:table-cell table:formula="of:= AVERAGE([.T84:.T90])" office:value-type="float" office:value="0.101142536055441" calcext:value-type="float">
            <text:p>0.1011</text:p>
          </table:table-cell>
          <table:table-cell table:formula="of:= SUM([.H84:.H90]) / SUM([.H79:.H85])" office:value-type="float" office:value="0" calcext:value-type="float">
            <text:p>0.0000</text:p>
          </table:table-cell>
          <table:table-cell table:formula="of:= AVERAGE([.X86:.X88])" office:value-type="float" office:value="0" calcext:value-type="float">
            <text:p>0.0000</text:p>
          </table:table-cell>
          <table:table-cell table:formula="of:= AVERAGE([.X85:.X89])" office:value-type="float" office:value="0.0444194142944911" calcext:value-type="float">
            <text:p>0.0444</text:p>
          </table:table-cell>
          <table:table-cell table:formula="of:= AVERAGE([.X84:.X90])" office:value-type="float" office:value="0.0857860639179944" calcext:value-type="float">
            <text:p>0.0858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7] + [.F88]" office:value-type="float" office:value="82980" calcext:value-type="float">
            <text:p>82 980</text:p>
          </table:table-cell>
          <table:table-cell table:style-name="ce5"/>
          <table:table-cell table:formula="of:= [.I87] + [.H88]" office:value-type="float" office:value="450776" calcext:value-type="float">
            <text:p>450 776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float" office:value="0" calcext:value-type="float">
            <text:p>0.0000</text:p>
          </table:table-cell>
          <table:table-cell table:formula="of:= AVERAGE([.T87:.T89])" office:value-type="float" office:value="0" calcext:value-type="float">
            <text:p>0.0000</text:p>
          </table:table-cell>
          <table:table-cell table:formula="of:= AVERAGE([.T86:.T90])" office:value-type="float" office:value="0" calcext:value-type="float">
            <text:p>0.0000</text:p>
          </table:table-cell>
          <table:table-cell table:formula="of:= AVERAGE([.T85:.T91])" office:value-type="string" office:string-value="" calcext:value-type="error">
            <text:p>#DIV/0!</text:p>
          </table:table-cell>
          <table:table-cell table:formula="of:= SUM([.H85:.H91]) / SUM([.H80:.H86])" office:value-type="float" office:value="0" calcext:value-type="float">
            <text:p>0.0000</text:p>
          </table:table-cell>
          <table:table-cell table:formula="of:= AVERAGE([.X87:.X89])" office:value-type="float" office:value="0" calcext:value-type="float">
            <text:p>0.0000</text:p>
          </table:table-cell>
          <table:table-cell table:formula="of:= AVERAGE([.X86:.X90])" office:value-type="float" office:value="0" calcext:value-type="float">
            <text:p>0.0000</text:p>
          </table:table-cell>
          <table:table-cell table:formula="of:= AVERAGE([.X85:.X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8] + [.F89]" office:value-type="float" office:value="82980" calcext:value-type="float">
            <text:p>82 980</text:p>
          </table:table-cell>
          <table:table-cell table:style-name="ce5"/>
          <table:table-cell table:formula="of:= [.I88] + [.H89]" office:value-type="float" office:value="450776" calcext:value-type="float">
            <text:p>450 776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float" office:value="0" calcext:value-type="float">
            <text:p>0.0000</text:p>
          </table:table-cell>
          <table:table-cell table:formula="of:= AVERAGE([.T88:.T90])" office:value-type="float" office:value="0" calcext:value-type="float">
            <text:p>0.0000</text:p>
          </table:table-cell>
          <table:table-cell table:formula="of:= AVERAGE([.T87:.T91])" office:value-type="string" office:string-value="" calcext:value-type="error">
            <text:p>#DIV/0!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float" office:value="0" calcext:value-type="float">
            <text:p>0.0000</text:p>
          </table:table-cell>
          <table:table-cell table:formula="of:= AVERAGE([.X88:.X90])" office:value-type="float" office:value="0" calcext:value-type="float">
            <text:p>0.0000</text:p>
          </table:table-cell>
          <table:table-cell table:formula="of:= AVERAGE([.X87:.X91])" office:value-type="string" office:string-value="" calcext:value-type="error">
            <text:p>#DIV/0!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89] + [.F90]" office:value-type="float" office:value="82980" calcext:value-type="float">
            <text:p>82 980</text:p>
          </table:table-cell>
          <table:table-cell table:style-name="ce5"/>
          <table:table-cell table:formula="of:= [.I89] + [.H90]" office:value-type="float" office:value="450776" calcext:value-type="float">
            <text:p>450 776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float" office:value="0" calcext:value-type="float">
            <text:p>0.0000</text:p>
          </table:table-cell>
          <table:table-cell table:formula="of:= AVERAGE([.T89:.T91])" office:value-type="string" office:string-value="" calcext:value-type="error">
            <text:p>#DIV/0!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float" office:value="0" calcext:value-type="float">
            <text:p>0.0000</text:p>
          </table:table-cell>
          <table:table-cell table:formula="of:= AVERAGE([.X89:.X91])" office:value-type="string" office:string-value="" calcext:value-type="error">
            <text:p>#DIV/0!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90] + [.F91]" office:value-type="float" office:value="82980" calcext:value-type="float">
            <text:p>82 980</text:p>
          </table:table-cell>
          <table:table-cell table:style-name="ce5"/>
          <table:table-cell table:formula="of:= [.I90] + [.H91]" office:value-type="float" office:value="450776" calcext:value-type="float">
            <text:p>450 776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string" office:string-value="" calcext:value-type="error">
            <text:p>#DIV/0!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string" office:string-value="" calcext:value-type="error">
            <text:p>#DIV/0!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1011" calcext:value-type="float">
            <text:p>1 711 011</text:p>
          </table:table-cell>
          <table:table-cell/>
          <table:table-cell table:style-name="ce9"/>
          <table:table-cell table:style-name="ce5" table:formula="of:= [.G91] + [.F92]" office:value-type="float" office:value="82980" calcext:value-type="float">
            <text:p>82 980</text:p>
          </table:table-cell>
          <table:table-cell table:style-name="ce5"/>
          <table:table-cell table:formula="of:= [.I91] + [.H92]" office:value-type="float" office:value="450776" calcext:value-type="float">
            <text:p>450 776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 style:data-style-name="N2" text:time-value="01:43:00.926614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2T11:26:13.702504464</dc:date>
    <dc:creator>Tomáš Metelka</dc:creator>
    <meta:editing-duration>P51DT7H18M50S</meta:editing-duration>
    <meta:editing-cycles>90</meta:editing-cycles>
    <meta:generator>LibreOffice/6.0.7.3$Linux_X86_64 LibreOffice_project/00m0$Build-3</meta:generator>
    <meta:document-statistic meta:table-count="2" meta:cell-count="18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8cm" svg:width="22.6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1.1666666666667">
                <text:p>41.166666666666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55">
                <text:p>5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189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627.66666666667">
                <text:p>1627.6666666666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795">
                <text:p>1795</text:p>
              </table:table-cell>
              <table:table-cell office:value-type="float" office:value="1687.4">
                <text:p>1687.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083.5">
                <text:p>2083.5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2083.5">
                <text:p>2083.5</text:p>
              </table:table-cell>
              <table:table-cell office:value-type="float" office:value="1947.66666666667">
                <text:p>1947.6666666666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  <table:table-cell office:value-type="float" office:value="2083.5">
                <text:p>2083.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63700092461653">
                <text:p>1.63700092461653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795400392237">
                <text:p>1.795400392237</text:p>
              </table:table-cell>
              <table:table-cell office:value-type="float" office:value="1.66457735335575">
                <text:p>1.6645773533557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1.9161464327333">
                <text:p>1.9161464327333</text:p>
              </table:table-cell>
              <table:table-cell office:value-type="float" office:value="1.78665582804718">
                <text:p>1.78665582804718</text:p>
              </table:table-cell>
              <table:table-cell office:value-type="float" office:value="1.63795339179035">
                <text:p>1.6379533917903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81617647058824">
                <text:p>1.81617647058824</text:p>
              </table:table-cell>
              <table:table-cell office:value-type="float" office:value="1.78304073567411">
                <text:p>1.78304073567411</text:p>
              </table:table-cell>
              <table:table-cell office:value-type="float" office:value="1.64742221590946">
                <text:p>1.64742221590946</text:p>
              </table:table-cell>
              <table:table-cell office:value-type="float" office:value="1.54936861453986">
                <text:p>1.5493686145398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3546511627907">
                <text:p>1.3546511627907</text:p>
              </table:table-cell>
              <table:table-cell office:value-type="float" office:value="1.43494941731188">
                <text:p>1.43494941731188</text:p>
              </table:table-cell>
              <table:table-cell office:value-type="float" office:value="1.45228467371309">
                <text:p>1.45228467371309</text:p>
              </table:table-cell>
              <table:table-cell office:value-type="float" office:value="1.35146164002642">
                <text:p>1.3514616400264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1340206185567">
                <text:p>1.1340206185567</text:p>
              </table:table-cell>
              <table:table-cell office:value-type="float" office:value="1.08898410811127">
                <text:p>1.08898410811127</text:p>
              </table:table-cell>
              <table:table-cell office:value-type="float" office:value="1.10559373051466">
                <text:p>1.10559373051466</text:p>
              </table:table-cell>
              <table:table-cell office:value-type="float" office:value="1.13848873156479">
                <text:p>1.1384887315647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778280542986425">
                <text:p>0.778280542986425</text:p>
              </table:table-cell>
              <table:table-cell office:value-type="float" office:value="0.785713673064791">
                <text:p>0.785713673064791</text:p>
              </table:table-cell>
              <table:table-cell office:value-type="float" office:value="0.794990015344382">
                <text:p>0.794990015344382</text:p>
              </table:table-cell>
              <table:table-cell office:value-type="float" office:value="0.827303792472878">
                <text:p>0.82730379247287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444839857651246">
                <text:p>0.444839857651246</text:p>
              </table:table-cell>
              <table:table-cell office:value-type="float" office:value="0.495426098458171">
                <text:p>0.495426098458171</text:p>
              </table:table-cell>
              <table:table-cell office:value-type="float" office:value="0.524059782786243">
                <text:p>0.524059782786243</text:p>
              </table:table-cell>
              <table:table-cell office:value-type="float" office:value="0.567850010960273">
                <text:p>0.56785001096027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235999250796029">
                <text:p>0.235999250796029</text:p>
              </table:table-cell>
              <table:table-cell office:value-type="float" office:value="0.297255659074903">
                <text:p>0.297255659074903</text:p>
              </table:table-cell>
              <table:table-cell office:value-type="float" office:value="0.374328416275888">
                <text:p>0.37432841627588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.087719298245614">
                <text:p>0.087719298245614</text:p>
              </table:table-cell>
              <table:table-cell office:value-type="float" office:value="0.141599550477618">
                <text:p>0.141599550477618</text:p>
              </table:table-cell>
              <table:table-cell office:value-type="float" office:value="0.212325470767788">
                <text:p>0.21232547076778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101142536055441">
                <text:p>0.10114253605544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35765771659654">
                <text:p>1.35765771659654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3862687397549">
                <text:p>1.3862687397549</text:p>
              </table:table-cell>
              <table:table-cell office:value-type="float" office:value="1.33451432615399">
                <text:p>1.3345143261539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38435367237938">
                <text:p>1.38435367237938</text:p>
              </table:table-cell>
              <table:table-cell office:value-type="float" office:value="1.30908706957873">
                <text:p>1.30908706957873</text:p>
              </table:table-cell>
              <table:table-cell office:value-type="float" office:value="1.24619748226207">
                <text:p>1.2461974822620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23028470647518">
                <text:p>1.23028470647518</text:p>
              </table:table-cell>
              <table:table-cell office:value-type="float" office:value="1.23674379141587">
                <text:p>1.23674379141587</text:p>
              </table:table-cell>
              <table:table-cell office:value-type="float" office:value="1.18901993883963">
                <text:p>1.18901993883963</text:p>
              </table:table-cell>
              <table:table-cell office:value-type="float" office:value="1.13077244426599">
                <text:p>1.13077244426599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00380725758477">
                <text:p>1.00380725758477</text:p>
              </table:table-cell>
              <table:table-cell office:value-type="float" office:value="1.00744112784507">
                <text:p>1.00744112784507</text:p>
              </table:table-cell>
              <table:table-cell office:value-type="float" office:value="1.01604062724318">
                <text:p>1.01604062724318</text:p>
              </table:table-cell>
              <table:table-cell office:value-type="float" office:value="0.986463630377814">
                <text:p>0.98646363037781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788231419475244">
                <text:p>0.788231419475244</text:p>
              </table:table-cell>
              <table:table-cell office:value-type="float" office:value="0.791259673184349">
                <text:p>0.791259673184349</text:p>
              </table:table-cell>
              <table:table-cell office:value-type="float" office:value="0.796493820396347">
                <text:p>0.796493820396347</text:p>
              </table:table-cell>
              <table:table-cell office:value-type="float" office:value="0.811529369091694">
                <text:p>0.8115293690916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581740342493031">
                <text:p>0.581740342493031</text:p>
              </table:table-cell>
              <table:table-cell office:value-type="float" office:value="0.58279237930726">
                <text:p>0.58279237930726</text:p>
              </table:table-cell>
              <table:table-cell office:value-type="float" office:value="0.594856293395801">
                <text:p>0.594856293395801</text:p>
              </table:table-cell>
              <table:table-cell office:value-type="float" office:value="0.600652310493455">
                <text:p>0.60065231049345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378405375953505">
                <text:p>0.378405375953505</text:p>
              </table:table-cell>
              <table:table-cell office:value-type="float" office:value="0.394080929972997">
                <text:p>0.394080929972997</text:p>
              </table:table-cell>
              <table:table-cell office:value-type="float" office:value="0.394094841878847">
                <text:p>0.394094841878847</text:p>
              </table:table-cell>
              <table:table-cell office:value-type="float" office:value="0.424897352425572">
                <text:p>0.42489735242557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222097071472455">
                <text:p>0.222097071472455</text:p>
              </table:table-cell>
              <table:table-cell office:value-type="float" office:value="0.20016748247532">
                <text:p>0.20016748247532</text:p>
              </table:table-cell>
              <table:table-cell office:value-type="float" office:value="0.236448557983798">
                <text:p>0.236448557983798</text:p>
              </table:table-cell>
              <table:table-cell office:value-type="float" office:value="0.281496315627748">
                <text:p>0.28149631562774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.0740323571574852">
                <text:p>0.0740323571574852</text:p>
              </table:table-cell>
              <table:table-cell office:value-type="float" office:value="0.120100489485192">
                <text:p>0.120100489485192</text:p>
              </table:table-cell>
              <table:table-cell office:value-type="float" office:value="0.168891827131284">
                <text:p>0.16889182713128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4194142944911">
                <text:p>0.0444194142944911</text:p>
              </table:table-cell>
              <table:table-cell office:value-type="float" office:value="0.0857860639179944">
                <text:p>0.0857860639179944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9.5384615384615">
                <text:p>39.53846153846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2.6363636363636">
                <text:p>32.6363636363636</text:p>
              </table:table-cell>
              <table:table-cell office:value-type="float" office:value="36.2103004291845">
                <text:p>36.210300429184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3.336">
                <text:p>33.336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2.6363636363636">
                <text:p>32.636363636363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3.336">
                <text:p>33.336</text:p>
              </table:table-cell>
              <table:table-cell office:value-type="float" office:value="33.9709302325581">
                <text:p>33.9709302325581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3.336">
                <text:p>33.336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692307692308">
                <text:p>33.369230769230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